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思源黑体 Normal" svg:font-family="'思源黑体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ihto fokus pituuden välein" table:style-name="ta1">
        <table:shapes>
          <draw:frame draw:z-index="0" draw:style-name="gr1" draw:text-style-name="P1" svg:width="15.999cm" svg:height="8.999cm" svg:x="10.178cm" svg:y="0.843cm">
            <draw:object draw:notify-on-update-of-ranges="'Vaihto fokus pituuden välein'.A1:'Vaihto fokus pituuden välein'.A1 'Vaihto fokus pituuden välein'.A2:'Vaihto fokus pituuden välein'.A6 'Vaihto fokus pituuden välein'.B1:'Vaihto fokus pituuden välein'.B1 'Vaihto fokus pituuden välein'.B2:'Vaihto fokus pituuden välein'.B6 'Vaihto fokus pituuden välein'.A1:'Vaihto fokus pituuden välein'.A1 'Vaihto fokus pituuden välein'.A2:'Vaihto fokus pituuden välein'.A6 'Vaihto fokus pituuden välein'.C1:'Vaihto fokus pituuden välein'.C1 'Vaihto fokus pituuden välein'.C2:'Vaihto fokus pituuden välein'.C6 'Vaihto fokus pituuden välein'.A1:'Vaihto fokus pituuden välein'.A1 'Vaihto fokus pituuden välein'.A2:'Vaihto fokus pituuden välein'.A6 'Vaihto fokus pituuden välein'.D1:'Vaihto fokus pituuden välein'.D1 'Vaihto fokus pituuden välein'.D2:'Vaihto fokus pituuden välein'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Voitto (%)</text:p>
          </table:table-cell>
          <table:table-cell office:value-type="string" calcext:value-type="string">
            <text:p>Tasapeli (%)</text:p>
          </table:table-cell>
          <table:table-cell office:value-type="string" calcext:value-type="string">
            <text:p>Häviö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Vaihto kierroksittain" table:style-name="ta1">
        <table:shapes>
          <draw:frame draw:z-index="0" draw:style-name="gr1" draw:text-style-name="P1" svg:width="15.999cm" svg:height="8.999cm" svg:x="10.178cm" svg:y="0.843cm">
            <draw:object draw:notify-on-update-of-ranges="'Vaihto kierroksittain'.A2:'Vaihto kierroksittain'.A6 'Vaihto kierroksittain'.B1:'Vaihto kierroksittain'.B1 'Vaihto kierroksittain'.B2:'Vaihto kierroksittain'.B6 'Vaihto kierroksittain'.A2:'Vaihto kierroksittain'.A6 'Vaihto kierroksittain'.C1:'Vaihto kierroksittain'.C1 'Vaihto kierroksittain'.C2:'Vaihto kierroksittain'.C6 'Vaihto kierroksittain'.A2:'Vaihto kierroksittain'.A6 'Vaihto kierroksittain'.D1:'Vaihto kierroksittain'.D1 'Vaihto kierroksittain'.D2:'Vaihto kierroksittain'.D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Voitto (%)</text:p>
          </table:table-cell>
          <table:table-cell office:value-type="string" calcext:value-type="string">
            <text:p>Tasapeli (%)</text:p>
          </table:table-cell>
          <table:table-cell office:value-type="string" calcext:value-type="string">
            <text:p>Häviö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思源黑体 Normal" svg:font-family="'思源黑体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体 Normal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3T17:18:37.910000000</meta:creation-date>
    <meta:generator>LibreOffice/7.4.1.2$Windows_X86_64 LibreOffice_project/3c58a8f3a960df8bc8fd77b461821e42c061c5f0</meta:generator>
    <dc:date>2023-04-23T17:40:30.470000000</dc:date>
    <meta:editing-duration>PT21M51S</meta:editing-duration>
    <meta:editing-cycles>3</meta:editing-cycles>
    <meta:document-statistic meta:table-count="2" meta:cell-count="4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54cm" svg:y="0.316cm" chart:style-name="ch2">
          <text:p>Yhdistelmä tekoäly, vaihto fokus pituuden välein</text:p>
        </chart:title>
        <chart:legend chart:legend-position="end" svg:x="12.725cm" svg:y="3.703cm" style:legend-expansion="high" chart:style-name="ch3"/>
        <chart:plot-area chart:style-name="ch4" table:cell-range-address="'Vaihto fokus pituuden välein'.A1:'Vaihto fokus pituuden välein'.D6" chart:data-source-has-labels="row" svg:x="0.32cm" svg:y="1.275cm" svg:width="12.085cm" svg:height="6.564cm">
          <chart:coordinate-region svg:x="1.127cm" svg:y="1.474cm" svg:width="11.091cm" svg:height="5.718cm"/>
          <chart:axis chart:dimension="x" chart:name="primary-x" chart:style-name="ch5">
            <chart:title svg:x="5.392cm" svg:y="8.019cm" chart:style-name="ch6">
              <text:p>Fokus pituu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aihto fokus pituuden välein'.B2:'Vaihto fokus pituuden välein'.B6" chart:label-cell-address="'Vaihto fokus pituuden välein'.B1:'Vaihto fokus pituuden välein'.B1" chart:class="chart:scatter">
            <chart:domain table:cell-range-address="'Vaihto fokus pituuden välein'.A2:'Vaihto fokus pituuden välein'.A6"/>
            <chart:data-point chart:repeated="5"/>
          </chart:series>
          <chart:series chart:style-name="ch10" chart:values-cell-range-address="'Vaihto fokus pituuden välein'.C2:'Vaihto fokus pituuden välein'.C6" chart:label-cell-address="'Vaihto fokus pituuden välein'.C1:'Vaihto fokus pituuden välein'.C1" chart:class="chart:scatter">
            <chart:data-point chart:repeated="5"/>
          </chart:series>
          <chart:series chart:style-name="ch11" chart:values-cell-range-address="'Vaihto fokus pituuden välein'.D2:'Vaihto fokus pituuden välein'.D6" chart:label-cell-address="'Vaihto fokus pituuden välein'.D1:'Vaihto fokus pituuden välein'.D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Voitto (%)</text:p>
                <draw:g>
                  <svg:desc>'Vaihto fokus pituuden välein'.B1:'Vaihto fokus pituuden välein'.B1</svg:desc>
                </draw:g>
              </table:table-cell>
              <table:table-cell office:value-type="string">
                <text:p>Tasapeli (%)</text:p>
                <draw:g>
                  <svg:desc>'Vaihto fokus pituuden välein'.C1:'Vaihto fokus pituuden välein'.C1</svg:desc>
                </draw:g>
              </table:table-cell>
              <table:table-cell office:value-type="string">
                <text:p>Häviö (%)</text:p>
                <draw:g>
                  <svg:desc>'Vaihto fokus pituuden välein'.D1:'Vaihto fokus pituuden välei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Vaihto fokus pituuden välein'.A2:'Vaihto fokus pituuden välein'.A6</svg:desc>
                </draw:g>
              </table:table-cell>
              <table:table-cell office:value-type="float" office:value="52">
                <text:p>52</text:p>
                <draw:g>
                  <svg:desc>'Vaihto fokus pituuden välein'.B2:'Vaihto fokus pituuden välein'.B6</svg:desc>
                </draw:g>
              </table:table-cell>
              <table:table-cell office:value-type="float" office:value="38">
                <text:p>38</text:p>
                <draw:g>
                  <svg:desc>'Vaihto fokus pituuden välein'.C2:'Vaihto fokus pituuden välein'.C6</svg:desc>
                </draw:g>
              </table:table-cell>
              <table:table-cell office:value-type="float" office:value="10">
                <text:p>10</text:p>
                <draw:g>
                  <svg:desc>'Vaihto fokus pituuden välein'.D2:'Vaihto fokus pituuden välein'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61cm" svg:y="0.316cm" chart:style-name="ch2">
          <text:p>Yhdistelmä tekoäly, vaihto kierroksittain</text:p>
        </chart:title>
        <chart:legend chart:legend-position="end" svg:x="12.725cm" svg:y="3.703cm" style:legend-expansion="high" chart:style-name="ch3"/>
        <chart:plot-area chart:style-name="ch4" table:cell-range-address="'Vaihto kierroksittain'.A2:'Vaihto kierroksittain'.D6 'Vaihto kierroksittain'.B1:'Vaihto kierroksittain'.D1" chart:data-source-has-labels="row" svg:x="0.32cm" svg:y="1.275cm" svg:width="12.085cm" svg:height="6.564cm">
          <chart:coordinate-region svg:x="1.127cm" svg:y="1.474cm" svg:width="11.091cm" svg:height="5.718cm"/>
          <chart:axis chart:dimension="x" chart:name="primary-x" chart:style-name="ch5">
            <chart:title svg:x="5.392cm" svg:y="8.019cm" chart:style-name="ch6">
              <text:p>Fokus pituu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aihto kierroksittain'.B2:'Vaihto kierroksittain'.B6" chart:label-cell-address="'Vaihto kierroksittain'.B1:'Vaihto kierroksittain'.B1" chart:class="chart:scatter">
            <chart:domain table:cell-range-address="'Vaihto kierroksittain'.A2:'Vaihto kierroksittain'.A6"/>
            <chart:data-point chart:repeated="5"/>
          </chart:series>
          <chart:series chart:style-name="ch10" chart:values-cell-range-address="'Vaihto kierroksittain'.C2:'Vaihto kierroksittain'.C6" chart:label-cell-address="'Vaihto kierroksittain'.C1:'Vaihto kierroksittain'.C1" chart:class="chart:scatter">
            <chart:data-point chart:repeated="5"/>
          </chart:series>
          <chart:series chart:style-name="ch11" chart:values-cell-range-address="'Vaihto kierroksittain'.D2:'Vaihto kierroksittain'.D6" chart:label-cell-address="'Vaihto kierroksittain'.D1:'Vaihto kierroksittain'.D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Voitto (%)</text:p>
                <draw:g>
                  <svg:desc>'Vaihto kierroksittain'.B1:'Vaihto kierroksittain'.B1</svg:desc>
                </draw:g>
              </table:table-cell>
              <table:table-cell office:value-type="string">
                <text:p>Tasapeli (%)</text:p>
                <draw:g>
                  <svg:desc>'Vaihto kierroksittain'.C1:'Vaihto kierroksittain'.C1</svg:desc>
                </draw:g>
              </table:table-cell>
              <table:table-cell office:value-type="string">
                <text:p>Häviö (%)</text:p>
                <draw:g>
                  <svg:desc>'Vaihto kierroksittain'.D1:'Vaihto kierroksittai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Vaihto kierroksittain'.A2:'Vaihto kierroksittain'.A6</svg:desc>
                </draw:g>
              </table:table-cell>
              <table:table-cell office:value-type="float" office:value="52">
                <text:p>52</text:p>
                <draw:g>
                  <svg:desc>'Vaihto kierroksittain'.B2:'Vaihto kierroksittain'.B6</svg:desc>
                </draw:g>
              </table:table-cell>
              <table:table-cell office:value-type="float" office:value="38">
                <text:p>38</text:p>
                <draw:g>
                  <svg:desc>'Vaihto kierroksittain'.C2:'Vaihto kierroksittain'.C6</svg:desc>
                </draw:g>
              </table:table-cell>
              <table:table-cell office:value-type="float" office:value="10">
                <text:p>10</text:p>
                <draw:g>
                  <svg:desc>'Vaihto kierroksittain'.D2:'Vaihto kierroksittain'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9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